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street2">&lt;get_s3_city_zip(o.cons_loca)&gt;</text:placeholder></text:p>
            <text:p text:style-name="P14"><text:placeholder text:placeholder-type="text" text:description="o.partner_id.street3">&lt;get_state_country(o.cons_loca)&gt;</text:placeholder> <text:s/></text:p>
            <text:p text:style-name="P14"><text:s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1:22:16</dc:date>
    <meta:editing-duration>PT15H47M48S</meta:editing-duration>
    <meta:editing-cycles>332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8" meta:word-count="123" meta:character-count="1503" meta:non-whitespace-character-count="1261"/>
  </office:meta>
</office:document-meta>
</file>